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Helvetica, Arial, Verdana, sans-serif"/>
    <style:font-face style:name="OpenSymbol" svg:font-family="OpenSymbol"/>
    <style:font-face style:name="Lucida Sans1" svg:font-family="'Lucida Sans'" style:font-family-generic="swiss"/>
    <style:font-face style:name="Tw Cen MT" svg:font-family="'Tw Cen 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w Cen MT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Tw Cen MT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style:font-name="Tw Cen MT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80"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 style:list-style-name="L22">
      <style:paragraph-properties fo:text-align="justify" style:justify-single-word="false"/>
      <style:text-properties fo:color="#00008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80" style:font-name="Arial" fo:font-size="11pt" fo:font-style="normal" style:font-size-asian="11pt" style:font-style-asian="normal" style:font-size-complex="11pt" style:font-style-complex="normal"/>
    </style:style>
    <style:style style:name="P8" style:family="paragraph" style:parent-style-name="Standard" style:list-style-name="L22">
      <style:paragraph-properties fo:text-align="justify" style:justify-single-word="false"/>
      <style:text-properties fo:color="#000080" style:font-name="Arial"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80" style:font-name="Arial" fo:font-size="11pt" fo:font-style="normal" style:text-underline-style="none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1" style:family="paragraph" style:parent-style-name="Standard" style:list-style-name="L22">
      <style:paragraph-properties fo:text-align="justify" style:justify-single-word="false"/>
      <style:text-properties style:use-window-font-color="true" style:font-name="Arial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style:font-size-asian="11pt" style:font-style-asian="normal" style:font-size-complex="11pt" style:font-style-complex="normal"/>
    </style:style>
    <style:style style:name="P13" style:family="paragraph" style:parent-style-name="Standard" style:list-style-name="L24">
      <style:paragraph-properties fo:text-align="justify" style:justify-single-word="false"/>
      <style:text-properties style:use-window-font-color="true" style:font-name="Arial" fo:font-size="11pt" fo:font-style="normal" style:text-underline-style="none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text-properties style:font-name="Tw Cen M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9" style:family="paragraph" style:parent-style-name="Standard" style:list-style-name="L21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style:font-size-asian="12pt" style:font-style-asian="normal" style:font-size-complex="12pt" style:font-style-complex="normal"/>
    </style:style>
    <style:style style:name="P26" style:family="paragraph" style:parent-style-name="Standard" style:list-style-name="L28">
      <style:paragraph-properties fo:text-align="justify" style:justify-single-word="false"/>
      <style:text-properties style:font-name="Arial" fo:font-size="12pt" fo:font-style="normal" style:text-underline-style="none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 style:list-style-name="L27"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31" style:family="paragraph" style:parent-style-name="Standard" style:list-style-name="L27">
      <style:text-properties style:font-name="Arial" fo:font-size="11pt"/>
    </style:style>
    <style:style style:name="P3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w Cen M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style:use-window-font-color="true" fo:font-size="11pt" style:font-size-asian="11pt" style:font-size-complex="11pt"/>
    </style:style>
    <style:style style:name="T7" style:family="text">
      <style:text-properties style:use-window-font-color="true"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color="#000080"/>
    </style:style>
    <style:style style:name="T9" style:family="text">
      <style:text-properties fo:color="#000080" fo:font-style="italic" style:font-style-asian="italic" style:font-style-complex="italic"/>
    </style:style>
    <style:style style:name="T10" style:family="text">
      <style:text-properties fo:color="#000080" fo:font-size="11pt" style:font-size-asian="11pt" style:font-size-complex="11pt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3366"/>
    </style:style>
    <style:style style:name="T15" style:family="text">
      <style:text-properties fo:font-variant="normal" fo:text-transform="none" fo:color="#000000" style:font-name="Lucida Grande" fo:font-size="12pt" fo:letter-spacing="normal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6cm" fo:text-indent="-0.635cm" fo:margin-left="7.75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4cm" fo:text-indent="-0.635cm" fo:margin-left="7.6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9cm" fo:text-indent="-0.635cm" fo:margin-left="8.2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4cm" fo:text-indent="-0.635cm" fo:margin-left="8.894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1cm" fo:text-indent="-0.635cm" fo:margin-left="8.21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03cm" fo:text-indent="-0.635cm" fo:margin-left="7.803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1cm" fo:text-indent="-0.635cm" fo:margin-left="1.9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6cm" fo:text-indent="-0.635cm" fo:margin-left="2.5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21cm" fo:text-indent="-0.635cm" fo:margin-left="3.2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6cm" fo:text-indent="-0.635cm" fo:margin-left="3.8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ortfolio étudiant</text:p>
      <text:p text:style-name="P4">Développé sur Foundation</text:p>
      <text:p text:style-name="P2">version 2.1.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oft-page-break/></text:p>
      <text:p text:style-name="P21">Table des matières:</text:p>
      <text:p text:style-name="P20"/>
      <text:list xml:id="list6135882082135999895" text:style-name="L1">
        <text:list-item>
          <text:p text:style-name="P23"><draw:line text:anchor-type="paragraph" draw:z-index="0" draw:style-name="gr1" draw:text-style-name="P32" svg:x1="3.203cm" svg:y1="0.445cm" svg:x2="16.871cm" svg:y2="0.473cm"><text:p/></draw:line>Le site </text:p>
        </text:list-item>
      </text:list>
      <text:p text:style-name="P16"><draw:line text:anchor-type="paragraph" draw:z-index="1" draw:style-name="gr1" draw:text-style-name="P32" svg:x1="3.874cm" svg:y1="0.303cm" svg:x2="16.787cm" svg:y2="0.331cm"><text:p/></draw:line><text:tab/>Présentation </text:p>
      <text:p text:style-name="P16"><draw:line text:anchor-type="paragraph" draw:z-index="2" draw:style-name="gr1" draw:text-style-name="P32" svg:x1="2.141cm" svg:y1="0.291cm" svg:x2="16.787cm" svg:y2="0.332cm"><text:p/></draw:line><text:tab/>But </text:p>
      <text:list xml:id="list7431937033764039177" text:style-name="L2">
        <text:list-header>
          <text:p text:style-name="P17"/>
        </text:list-header>
      </text:list>
      <text:p text:style-name="P16"><draw:line text:anchor-type="paragraph" draw:z-index="3" draw:style-name="gr1" draw:text-style-name="P32" svg:x1="3.198cm" svg:y1="0.342cm" svg:x2="16.824cm" svg:y2="0.365cm"><text:p/></draw:line> <text:s text:c="2"/><text:span text:style-name="T13"><text:s text:c="2"/>2. La refonte</text:span> </text:p>
      <text:p text:style-name="P16"><draw:line text:anchor-type="paragraph" draw:z-index="4" draw:style-name="gr1" draw:text-style-name="P32" svg:x1="5.888cm" svg:y1="0.407cm" svg:x2="16.868cm" svg:y2="0.428cm"><text:p/></draw:line><text:tab/>Modifications attendues </text:p>
      <text:p text:style-name="P16"><text:tab/></text:p>
      <text:list xml:id="list7774326069275064714" text:style-name="L6">
        <text:list-item>
          <text:p text:style-name="P22">Pages</text:p>
          <text:p text:style-name="P24">- index.php (accueil)</text:p>
          <text:p text:style-name="P18">- about.php (à propos)</text:p>
          <text:p text:style-name="P18">- portfolio.php (portfolio)</text:p>
          <text:p text:style-name="P18"/>
        </text:list-item>
        <text:list-item>
          <text:p text:style-name="P22">Modules</text:p>
          <text:p text:style-name="P24">NC</text:p>
          <text:p text:style-name="P22"/>
        </text:list-item>
        <text:list-item>
          <text:p text:style-name="P22">Animations</text:p>
          <text:p text:style-name="P18">- texte dynamique</text:p>
        </text:list-item>
      </text:list>
      <text:p text:style-name="P16"/>
      <text:p text:style-name="P16"><draw:line text:anchor-type="paragraph" draw:z-index="11" draw:style-name="gr1" draw:text-style-name="P32" svg:x1="4.237cm" svg:y1="0.347cm" svg:x2="16.787cm" svg:y2="0.347cm"><text:p/></draw:line><text:tab/>Plus avancées </text:p>
      <text:list xml:id="list137397038" text:continue-numbering="true" text:style-name="L6">
        <text:list-header>
          <text:p text:style-name="P22"/>
        </text:list-header>
        <text:list-item>
          <text:p text:style-name="P22">Responsive Web Design </text:p>
          <text:p text:style-name="P18">- desktop</text:p>
          <text:p text:style-name="P18">- laptop</text:p>
          <text:p text:style-name="P18">- mobiles (iOS &amp; Samsung)</text:p>
        </text:list-item>
      </text:list>
      <text:p text:style-name="P16"/>
      <text:p text:style-name="P16"><draw:line text:anchor-type="paragraph" draw:z-index="5" draw:style-name="gr1" draw:text-style-name="P32" svg:x1="5.681cm" svg:y1="0.339cm" svg:x2="16.801cm" svg:y2="0.371cm"><text:p/></draw:line> <text:s text:c="4"/><text:span text:style-name="T13">3. Factorisation du code </text:span></text:p>
      <text:p text:style-name="P16"><draw:line text:anchor-type="paragraph" draw:z-index="6" draw:style-name="gr1" draw:text-style-name="P32" svg:x1="13.076cm" svg:y1="0.325cm" svg:x2="16.72cm" svg:y2="0.355cm"><text:p/></draw:line><text:tab/>Amélioration des balises (voir création des composants html6) </text:p>
      <text:p text:style-name="P16"><draw:line text:anchor-type="paragraph" draw:z-index="7" draw:style-name="gr1" draw:text-style-name="P32" svg:x1="5.888cm" svg:y1="0.31cm" svg:x2="16.787cm" svg:y2="0.331cm"><text:p/></draw:line> <text:s text:c="9"/>Commentaires de suivi</text:p>
      <text:p text:style-name="P16"><draw:line text:anchor-type="paragraph" draw:z-index="10" draw:style-name="gr1" draw:text-style-name="P32" svg:x1="4.057cm" svg:y1="0.328cm" svg:x2="16.789cm" svg:y2="0.356cm"><text:p/></draw:line><text:tab/>Arborescence <text:s text:c="10"/></text:p>
      <text:p text:style-name="P16"/>
      <text:list xml:id="list5020467016639737671" text:style-name="L21">
        <text:list-item>
          <text:p text:style-name="P19">css/</text:p>
        </text:list-item>
        <text:list-item>
          <text:p text:style-name="P19">js/</text:p>
        </text:list-item>
        <text:list-item>
          <text:p text:style-name="P19">img/</text:p>
        </text:list-item>
      </text:list>
      <text:p text:style-name="P16"/>
      <text:p text:style-name="P16"><draw:line text:anchor-type="paragraph" draw:z-index="12" draw:style-name="gr1" draw:text-style-name="P32" svg:x1="5.512cm" svg:y1="0.231cm" svg:x2="16.741cm" svg:y2="0.275cm"><text:p/></draw:line> <text:s text:c="3"/><text:span text:style-name="T13"><text:s/>4. Problèmes récurrents </text:span></text:p>
      <text:p text:style-name="P16"><draw:line text:anchor-type="paragraph" draw:z-index="8" draw:style-name="gr1" draw:text-style-name="P32" svg:x1="6.729cm" svg:y1="0.261cm" svg:x2="16.78cm" svg:y2="0.289cm"><text:p/></draw:line> <text:s text:c="12"/>Redirections et liens brisés </text:p>
      <text:p text:style-name="P16"><draw:line text:anchor-type="paragraph" draw:z-index="9" draw:style-name="gr1" draw:text-style-name="P32" svg:x1="4.322cm" svg:y1="0.393cm" svg:x2="16.842cm" svg:y2="0.412cm"><text:p/></draw:line><text:tab/> <text:s/>Arborescence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80415512383801149" text:style-name="L22">
        <text:list-item>
          <text:p text:style-name="P6"><text:soft-page-break/>Le site</text:p>
          <text:p text:style-name="P8"/>
          <text:p text:style-name="P11">Présentation:</text:p>
        </text:list-item>
      </text:list>
      <text:p text:style-name="P10"/>
      <text:p text:style-name="P12">Ce site est un portfolio développeur destiné à représenter ses compétences et aspirations professionnelles dans une vitrine de 4 pages.</text:p>
      <text:p text:style-name="P12"/>
      <text:list xml:id="list4818107262733087551" text:style-name="L24">
        <text:list-header>
          <text:p text:style-name="P13">- A propos</text:p>
          <text:p text:style-name="P13">- Compétences</text:p>
          <text:p text:style-name="P13">- Expériences</text:p>
          <text:p text:style-name="P13">- Portfolio</text:p>
        </text:list-header>
      </text:list>
      <text:p text:style-name="P12"/>
      <text:p text:style-name="P12">Le site à été réalisé avec le framework Foundation et en HTML5, CSS3 et JavaScript et cible les entreprises, recruteurs, chasseurs de tête.</text:p>
      <text:p text:style-name="P14"/>
      <text:p text:style-name="P14"><text:tab/><text:span text:style-name="T1">But:</text:span></text:p>
      <text:p text:style-name="P30"><text:tab/></text:p>
      <text:p text:style-name="P30">Ce site doit être bien sûr <text:span text:style-name="T9">fonctionnel</text:span>, <text:span text:style-name="T9">intuitif</text:span> et <text:span text:style-name="T9">ergonomique</text:span> et si possible <text:span text:style-name="T8">responsive</text:span>. L'originalité est un plus qui passe au second plan.</text:p>
      <text:p text:style-name="P16"/>
      <text:p text:style-name="P16"/>
      <text:p text:style-name="P5"><text:s text:c="5"/>2. La refonte</text:p>
      <text:p text:style-name="P5"/>
      <text:p text:style-name="P7"><text:tab/><text:span text:style-name="T5">Modifications attendues:</text:span></text:p>
      <text:p text:style-name="P7"><text:span text:style-name="T5"/></text:p>
      <text:p text:style-name="P9"><text:span text:style-name="T4">La refonte s'effectuera principalement sur les pages: </text:span><text:span text:style-name="T2">index.php</text:span><text:span text:style-name="T4">, </text:span><text:span text:style-name="T2">about.php</text:span><text:span text:style-name="T4"> et </text:span><text:span text:style-name="T2">portfolio.php</text:span><text:span text:style-name="T4">.</text:span></text:p>
      <text:p text:style-name="P9"><text:span text:style-name="T4"/></text:p>
      <text:list xml:id="list8264109174281301709" text:style-name="L27">
        <text:list-item>
          <text:p text:style-name="P29">Par pages:</text:p>
          <text:list>
            <text:list-header>
              <text:p text:style-name="P29">- Accueil =&gt; Animation de texte qui change dynamiquement</text:p>
            </text:list-header>
          </text:list>
        </text:list-item>
      </text:list>
      <text:p text:style-name="P28"><text:tab/><text:tab/><text:tab/> <text:s text:c="2"/>Développeuse + …..</text:p>
      <text:p text:style-name="P15"><text:span text:style-name="T11"><text:tab/><text:tab/><text:tab/> <text:s text:c="2"/>Src = </text:span><text:a xlink:type="simple" xlink:href="https://codyhouse.co/demo/animated-headlines/index.html" text:style-name="Internet_20_link" text:visited-style-name="Visited_20_Internet_20_Link"><text:span text:style-name="T11">https://codyhouse.co/demo/animated-headlines/index.html</text:span></text:a></text:p>
      <text:p text:style-name="P28"/>
      <text:list xml:id="list1815771103" text:continue-numbering="true" text:style-name="L27">
        <text:list-item>
          <text:list>
            <text:list-header>
              <text:p text:style-name="P29">- A propos =&gt; Lien #contactez moi qui ouvre un <text:span text:style-name="T8">modal de formulaire</text:span></text:p>
              <text:p text:style-name="P29"><text:s text:c="22"/>implémentation d'une validation du form JS</text:p>
            </text:list-header>
          </text:list>
        </text:list-item>
      </text:list>
      <text:p text:style-name="P28"><text:s text:c="39"/>Src = Algorithmie pdf</text:p>
      <text:p text:style-name="P28"><text:s text:c="39"/>Ajout de boutons Linkedin et Google+</text:p>
      <text:list xml:id="list903494566" text:continue-numbering="true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9">- Portfolio =&gt; 6 projets en inline bloc</text:p>
              <text:p text:style-name="P29"><text:s text:c="22"/>Bloc avec image du projet, </text:p>
              <text:p text:style-name="P29"><text:s text:c="22"/>Bandeau de courte description et bouton voir le projet. </text:p>
              <text:p text:style-name="P29"><text:s text:c="22"/>Lien :clic qui ouvre un <text:span text:style-name="T8">modal sur présentation du projet </text:span></text:p>
            </text:list-item>
          </text:list>
        </text:list-item>
      </text:list>
      <text:p text:style-name="P28"><text:s text:c="40"/>Screen pour chaque projet qui linke vers les site</text:p>
      <text:list xml:id="list1304976787" text:continue-numbering="true" text:style-name="L27">
        <text:list-header>
          <text:p text:style-name="P29"/>
        </text:list-header>
        <text:list-item>
          <text:p text:style-name="P29">Animations</text:p>
          <text:list>
            <text:list-header>
              <text:p text:style-name="P29">- Background qui change</text:p>
              <text:p text:style-name="P29">- Logo OT qui se dessine dynamiquement</text:p>
              <text:p text:style-name="P29"/>
            </text:list-header>
          </text:list>
        </text:list-item>
        <text:list-item>
          <text:p text:style-name="P29">Compatibilité et responsive</text:p>
          <text:list>
            <text:list-header>
              <text:p text:style-name="P29">=&gt; Le site devra être supporté sur les nav, Chrome, Firefox et Safari et IE.</text:p>
              <text:p text:style-name="P31"><text:span text:style-name="T16">=&gt; Responsive sur 3 résolutions: </text:span><text:span text:style-name="T12">desktop (1920x1080px), laptop (1366x768px) , small laptop(1440x900px) mobiles (iOS </text:span><text:span text:style-name="T15">1136 x 640</text:span><text:span text:style-name="T12">)</text:span><text:span text:style-name="T16"> </text:span></text:p>
              <text:p text:style-name="P29"/>
            </text:list-header>
          </text:list>
        </text:list-item>
      </text:list>
      <text:p text:style-name="P16"><text:span text:style-name="T8"><text:tab/></text:span></text:p>
      <text:p text:style-name="P16"><text:span text:style-name="T8"/></text:p>
      <text:p text:style-name="P16"><text:soft-page-break/><text:span text:style-name="T8"><text:s text:c="5"/>3. Factorisation du code (pour la version 3.0.0)</text:span></text:p>
      <text:p text:style-name="P16"><text:span text:style-name="T8"><text:tab/></text:span></text:p>
      <text:p text:style-name="P16"><text:span text:style-name="T8"><text:tab/></text:span><text:span text:style-name="T7">Amélioration des balises:</text:span></text:p>
      <text:p text:style-name="P25"><text:span text:style-name="T6"><text:tab/><text:tab/></text:span></text:p>
      <text:list xml:id="list5835107307756821683" text:style-name="L28">
        <text:list-item>
          <text:list>
            <text:list-item>
              <text:p text:style-name="P26"><text:span text:style-name="T6">Création de composants html.</text:span></text:p>
            </text:list-item>
          </text:list>
        </text:list-item>
      </text:list>
      <text:p text:style-name="P25"><text:span text:style-name="T6"><text:tab/><text:tab/>src: <text:tab/></text:span><text:a xlink:type="simple" xlink:href="https://blog.groupe-sii.com/introduction-aux-web-components/" text:style-name="Internet_20_link" text:visited-style-name="Visited_20_Internet_20_Link"><text:span text:style-name="T10">https://blog.groupe-sii.com/introduction-aux-web-components/</text:span></text:a></text:p>
      <text:p text:style-name="P25"><text:span text:style-name="T6"><text:tab/><text:tab/><text:tab/></text:span><text:a xlink:type="simple" xlink:href="http://blog.ippon.fr/2015/03/21/tutoriel-creer-son-premier-web-component/" text:style-name="Internet_20_link" text:visited-style-name="Visited_20_Internet_20_Link"><text:span text:style-name="T10">http://blog.ippon.fr/2015/03/21/tutoriel-creer-son-premier-web-component/</text:span></text:a></text:p>
      <text:p text:style-name="P16"><text:span text:style-name="T7"/></text:p>
      <text:p text:style-name="P25"><text:span text:style-name="T6"><text:tab/></text:span><text:span text:style-name="T7">Arborescence:</text:span></text:p>
      <text:p text:style-name="P25"><text:span text:style-name="T6"><text:tab/><text:tab/></text:span></text:p>
      <text:p text:style-name="P25"><text:span text:style-name="T6"><text:tab/>- Faire une arborescence du site propre et intuitive pour le dev.</text:span></text:p>
      <text:p text:style-name="P16"><text:span text:style-name="T7"/></text:p>
      <text:p text:style-name="P25"><text:span text:style-name="T6"><text:tab/></text:span><text:span text:style-name="T7">Commentaires de suivi:</text:span></text:p>
      <text:p text:style-name="P25"><text:span text:style-name="T6"><text:tab/><text:tab/></text:span></text:p>
      <text:p text:style-name="P25"><text:span text:style-name="T6"><text:tab/>- Privilégier les commentaires </text:span><text:span text:style-name="T10">&lt;!----&gt;</text:span><text:span text:style-name="T6"> pour un maintien du suivi du projet dans le temps</text:span></text:p>
      <text:p text:style-name="P25"><text:span text:style-name="T7"/></text:p>
      <text:p text:style-name="P25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Helvetica, Arial, Verdana, sans-serif"/>
    <style:font-face style:name="OpenSymbol" svg:font-family="OpenSymbol"/>
    <style:font-face style:name="Lucida Sans1" svg:font-family="'Lucida Sans'" style:font-family-generic="swiss"/>
    <style:font-face style:name="Tw Cen MT" svg:font-family="'Tw Cen 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Tw Cen M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Ophélie Toumine – ESMTI 2015/2016</text:span><text:tab/><text:tab/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hélie Toumine</meta:initial-creator>
    <meta:creation-date>2015-10-11T17:23:16</meta:creation-date>
    <dc:date>2015-10-11T21:18:28</dc:date>
    <dc:creator>Ophélie Toumine</dc:creator>
    <meta:editing-duration>PT3H47M20S</meta:editing-duration>
    <meta:editing-cycles>82</meta:editing-cycles>
    <meta:generator>OpenOffice/4.1.1$Unix OpenOffice.org_project/411m6$Build-9775</meta:generator>
    <meta:document-statistic meta:table-count="0" meta:image-count="0" meta:object-count="0" meta:page-count="4" meta:paragraph-count="82" meta:word-count="397" meta:character-count="2789"/>
  </office:meta>
</office:document-meta>
</file>